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 НА ДИЗАЙН: МОДАЛЬНОЕ ОКНО ЗАДАЧИ GRINDSTONE</text:h>
      <text:h text:style-name="Heading_20_2" text:outline-level="2">ОБЩАЯ ИНФОРМАЦИЯ</text:h>
      <text:list xml:id="list3970873499" text:style-name="L1">
        <text:list-item>
          <text:p text:style-name="P1"><text:span text:style-name="Strong_20_Emphasis">Назначение:</text:span> Детальный просмотр и редактирование задачи</text:p>
        </text:list-item>
        <text:list-item>
          <text:p text:style-name="P1"><text:span text:style-name="Strong_20_Emphasis">Триггер открытия:</text:span> Клик по карточке задачи на Kanban-доске</text:p>
        </text:list-item>
        <text:list-item>
          <text:p text:style-name="P1"><text:span text:style-name="Strong_20_Emphasis">Тип:</text:span> Модальное окно (overlay)</text:p>
        </text:list-item>
        <text:list-item>
          <text:p text:style-name="P1"><text:span text:style-name="Strong_20_Emphasis">Размер:</text:span> Адаптивное, но с максимальной шириной 800px</text:p>
        </text:list-item>
        <text:list-item>
          <text:p text:style-name="P1"><text:span text:style-name="Strong_20_Emphasis">Позиционирование:</text:span> Центрировано по вертикали и горизонтали</text:p>
        </text:list-item>
      </text:list>
      <text:p text:style-name="Horizontal_20_Line"/>
      <text:h text:style-name="Heading_20_2" text:outline-level="2">СТРУКТУРА МОДАЛЬНОГО ОКНА</text:h>
      <text:h text:style-name="Heading_20_3" text:outline-level="3">1. ШАПКА ОКНА</text:h>
      <text:list xml:id="list1402300781" text:style-name="L2">
        <text:list-item>
          <text:p text:style-name="P2"><text:span text:style-name="Strong_20_Emphasis">Кнопка закрытия:</text:span> "×" в правом верхнем углу (или иконка крестика)</text:p>
        </text:list-item>
        <text:list-item>
          <text:p text:style-name="P2"><text:span text:style-name="Strong_20_Emphasis">Идентификатор задачи:</text:span> <text:span text:style-name="Source_20_Text">#TSK-123</text:span> (статический текст, серого цвета)</text:p>
        </text:list-item>
        <text:list-item>
          <text:p text:style-name="P2"><text:span text:style-name="Strong_20_Emphasis">Кнопка дополнительных действий:</text:span> Иконка "⋮" с выпадающим меню (Дублировать, Архивировать, Удалить)</text:p>
        </text:list-item>
      </text:list>
      <text:h text:style-name="Heading_20_3" text:outline-level="3">2. ОСНОВНАЯ ОБЛАСТЬ КОНТЕНТА</text:h>
      <text:h text:style-name="Heading_20_4" text:outline-level="4">A. ЗАГОЛОВОК ЗАДАЧИ</text:h>
      <text:list xml:id="list2554959186" text:style-name="L3">
        <text:list-item>
          <text:p text:style-name="P3"><text:span text:style-name="Strong_20_Emphasis">Внешний вид:</text:span> Поле ввода H1 размера</text:p>
        </text:list-item>
        <text:list-item>
          <text:p text:style-name="P3"><text:span text:style-name="Strong_20_Emphasis">Поведение:</text:span> Редактируемое по клику, автосохранение при потере фокуса</text:p>
        </text:list-item>
        <text:list-item>
          <text:p text:style-name="P3"><text:span text:style-name="Strong_20_Emphasis">Состояния:</text:span></text:p>
          <text:list>
            <text:list-item>
              <text:p text:style-name="P3">Режим просмотра: обычный текст</text:p>
            </text:list-item>
            <text:list-item>
              <text:p text:style-name="P3">Режим редактирования: поле ввода с активным курсором</text:p>
            </text:list-item>
          </text:list>
        </text:list-item>
      </text:list>
      <text:h text:style-name="Heading_20_4" text:outline-level="4">B. ОПИСАНИЕ ЗАДАЧИ</text:h>
      <text:list xml:id="list3165342838" text:style-name="L4">
        <text:list-item>
          <text:p text:style-name="P4"><text:span text:style-name="Strong_20_Emphasis">Внешний вид:</text:span> Блочный редактор (аналогичный страницам, но упрощенный)</text:p>
        </text:list-item>
        <text:list-item>
          <text:p text:style-name="P4"><text:span text:style-name="Strong_20_Emphasis">Функциональность:</text:span></text:p>
          <text:list>
            <text:list-item>
              <text:p text:style-name="P4">Поддержка базового форматирования (жирный, курсив, списки, ссылки)</text:p>
            </text:list-item>
            <text:list-item>
              <text:p text:style-name="P4">Автосохранение изменений</text:p>
            </text:list-item>
          </text:list>
        </text:list-item>
        <text:list-item>
          <text:p text:style-name="P4"><text:span text:style-name="Strong_20_Emphasis">Пустое состояние:</text:span> Плейсхолдер "Добавить подробное описание..."</text:p>
        </text:list-item>
      </text:list>
      <text:h text:style-name="Heading_20_4" text:outline-level="4"><text:soft-page-break/>C. МЕТА-ИНФОРМАЦИЯ (Правая колонка)</text:h>
      <text:p text:style-name="Text_20_body">Расположена в правой части окна, фиксированной ширины (~250px)</text:p>
      <text:p text:style-name="Text_20_body"><text:span text:style-name="Strong_20_Emphasis">Элементы мета-информации:</text:span></text:p>
      <text:list xml:id="list28782409" text:style-name="L5">
        <text:list-item>
          <text:p text:style-name="P5"><text:span text:style-name="Strong_20_Emphasis">Статус</text:span></text:p>
          <text:list>
            <text:list-item>
              <text:p text:style-name="P5">Выпадающий список с вариантами: "К выполнению", "В работе", "На проверке", "Готово"</text:p>
            </text:list-item>
            <text:list-item>
              <text:p text:style-name="P5">Цветовая индикация статуса</text:p>
            </text:list-item>
          </text:list>
        </text:list-item>
        <text:list-item>
          <text:p text:style-name="P5"><text:span text:style-name="Strong_20_Emphasis">Исполнитель</text:span></text:p>
          <text:list>
            <text:list-item>
              <text:p text:style-name="P5">Выпадающий список с поиском по участникам проекта</text:p>
            </text:list-item>
            <text:list-item>
              <text:p text:style-name="P5">Отображение аватара и имени выбранного исполнителя</text:p>
            </text:list-item>
            <text:list-item>
              <text:p text:style-name="P5">Опция "Назначить на себя"</text:p>
            </text:list-item>
          </text:list>
        </text:list-item>
        <text:list-item>
          <text:p text:style-name="P5"><text:span text:style-name="Strong_20_Emphasis">Приоритет</text:span></text:p>
          <text:list>
            <text:list-item>
              <text:p text:style-name="P5">Выпадающий список с вариантами: "Низкий", "Средний", "Высокий"</text:p>
            </text:list-item>
            <text:list-item>
              <text:p text:style-name="P5">Цветовая индикация приоритета</text:p>
            </text:list-item>
          </text:list>
        </text:list-item>
        <text:list-item>
          <text:p text:style-name="P5"><text:span text:style-name="Strong_20_Emphasis">Срок выполнения</text:span></text:p>
          <text:list>
            <text:list-item>
              <text:p text:style-name="P5">Поле выбора даты с календарем</text:p>
            </text:list-item>
            <text:list-item>
              <text:p text:style-name="P5">Индикатор просрочки (красный цвет) если срок прошел</text:p>
            </text:list-item>
            <text:list-item>
              <text:p text:style-name="P5">Опция "Сегодня", "Завтра", "Через неделю" для быстрого выбора</text:p>
            </text:list-item>
          </text:list>
        </text:list-item>
        <text:list-item>
          <text:p text:style-name="P5"><text:span text:style-name="Strong_20_Emphasis">Теги</text:span></text:p>
          <text:list>
            <text:list-item>
              <text:p text:style-name="P5">Поле для добавления тегов с автодополнением существующих тегов проекта</text:p>
            </text:list-item>
            <text:list-item>
              <text:p text:style-name="P5">Отображение добавленных тегов в виде цветных чипов</text:p>
            </text:list-item>
          </text:list>
        </text:list-item>
      </text:list>
      <text:h text:style-name="Heading_20_4" text:outline-level="4">D. СЕКЦИЯ "ВЛОЖЕНИЯ"</text:h>
      <text:list xml:id="list3626809651" text:style-name="L6">
        <text:list-item>
          <text:p text:style-name="P6"><text:span text:style-name="Strong_20_Emphasis">Расположение:</text:span> Под описанием задачи</text:p>
        </text:list-item>
        <text:list-item>
          <text:p text:style-name="P6"><text:span text:style-name="Strong_20_Emphasis">Заголовок:</text:span> "Вложения" (H3)</text:p>
        </text:list-item>
        <text:list-item>
          <text:p text:style-name="P6"><text:span text:style-name="Strong_20_Emphasis">Кнопка добавления:</text:span> "Добавить файл" или область drag-and-drop</text:p>
        </text:list-item>
        <text:list-item>
          <text:p text:style-name="P6"><text:span text:style-name="Strong_20_Emphasis">Список вложений:</text:span></text:p>
          <text:list>
            <text:list-item>
              <text:p text:style-name="P6">Для каждого файла: иконка типа файла, название, размер, дата загрузки, автор</text:p>
            </text:list-item>
            <text:list-item>
              <text:p text:style-name="P6">Действия: скачать, переименовать, удалить (через контекстное меню)</text:p>
            </text:list-item>
          </text:list>
        </text:list-item>
        <text:list-item>
          <text:p text:style-name="P6"><text:span text:style-name="Strong_20_Emphasis">Прогресс-бар:</text:span> Отображение прогресса загрузки для новых файлов</text:p>
        </text:list-item>
      </text:list>
      <text:h text:style-name="Heading_20_4" text:outline-level="4">E. СЕКЦИЯ "КОММЕНТАРИИ"</text:h>
      <text:list xml:id="list3769508889" text:style-name="L7">
        <text:list-item>
          <text:p text:style-name="P7"><text:span text:style-name="Strong_20_Emphasis">Расположение:</text:span> Под секцией вложений</text:p>
        </text:list-item>
        <text:list-item>
          <text:p text:style-name="P7"><text:span text:style-name="Strong_20_Emphasis">Заголовок:</text:span> "Комментарии" (H3)</text:p>
        </text:list-item>
        <text:list-item>
          <text:p text:style-name="P7"><text:soft-page-break/><text:span text:style-name="Strong_20_Emphasis">Форма добавления:</text:span></text:p>
          <text:list>
            <text:list-item>
              <text:p text:style-name="P7">Поле ввода текста с поддержкой @упоминаний участников</text:p>
            </text:list-item>
            <text:list-item>
              <text:p text:style-name="P7">Кнопка "Отправить"</text:p>
            </text:list-item>
          </text:list>
        </text:list-item>
        <text:list-item>
          <text:p text:style-name="P7"><text:span text:style-name="Strong_20_Emphasis">Список комментариев:</text:span></text:p>
          <text:list>
            <text:list-item>
              <text:p text:style-name="P7">Для каждого комментария: аватар автора, имя, дата, текст</text:p>
            </text:list-item>
            <text:list-item>
              <text:p text:style-name="P7">Возможность редактирования и удаления своих комментариев</text:p>
            </text:list-item>
            <text:list-item>
              <text:p text:style-name="P7">Индикатор новых комментариев</text:p>
            </text:list-item>
          </text:list>
        </text:list-item>
      </text:list>
      <text:p text:style-name="Horizontal_20_Line"/>
      <text:h text:style-name="Heading_20_2" text:outline-level="2">ИНТЕРАКТИВНОСТЬ И АНИМАЦИИ</text:h>
      <text:h text:style-name="Heading_20_3" text:outline-level="3">ОТКРЫТИЕ/ЗАКРЫТИЕ</text:h>
      <text:list xml:id="list411236571" text:style-name="L8">
        <text:list-item>
          <text:p text:style-name="P8"><text:span text:style-name="Strong_20_Emphasis">Появление:</text:span> Плавное увеличение с затемнением фона</text:p>
        </text:list-item>
        <text:list-item>
          <text:p text:style-name="P8"><text:span text:style-name="Strong_20_Emphasis">Исчезновение:</text:span> Плавное уменьшение с осветлением фона</text:p>
        </text:list-item>
        <text:list-item>
          <text:p text:style-name="P8"><text:span text:style-name="Strong_20_Emphasis">Оверлей:</text:span> Полупрозрачный темный фон (#000000 с opacity 0.5)</text:p>
        </text:list-item>
      </text:list>
      <text:h text:style-name="Heading_20_3" text:outline-level="3">РЕДАКТИРОВАНИЕ ПОЛЕЙ</text:h>
      <text:list xml:id="list3781824010" text:style-name="L9">
        <text:list-item>
          <text:p text:style-name="P9"><text:span text:style-name="Strong_20_Emphasis">Автосохранение:</text:span> Изменения сохраняются автоматически при потере фокуса</text:p>
        </text:list-item>
        <text:list-item>
          <text:p text:style-name="P9"><text:span text:style-name="Strong_20_Emphasis">Индикатор сохранения:</text:span> Спиннер или галочка при успешном сохранении</text:p>
        </text:list-item>
        <text:list-item>
          <text:p text:style-name="P9"><text:span text:style-name="Strong_20_Emphasis">Отмена изменений:</text:span> Кнопка "Отменить" для полей, которые еще не сохранены</text:p>
        </text:list-item>
      </text:list>
      <text:h text:style-name="Heading_20_3" text:outline-level="3">ПЕРЕТАСКИВАНИЕ</text:h>
      <text:list xml:id="list2843321824" text:style-name="L10">
        <text:list-item>
          <text:p text:style-name="P10"><text:span text:style-name="Strong_20_Emphasis">Файлы:</text:span> Возможность перетаскивания файлов прямо в секцию вложений</text:p>
        </text:list-item>
        <text:list-item>
          <text:p text:style-name="P10"><text:span text:style-name="Strong_20_Emphasis">Индикатор:</text:span> Подсветка области при наведении с файлом</text:p>
        </text:list-item>
      </text:list>
      <text:p text:style-name="Horizontal_20_Line"/>
      <text:h text:style-name="Heading_20_2" text:outline-level="2">АДАПТИВНЫЙ ДИЗАЙН</text:h>
      <text:h text:style-name="Heading_20_3" text:outline-level="3">DESKTOP (&gt;1024px)</text:h>
      <text:list xml:id="list2348098327" text:style-name="L11">
        <text:list-item>
          <text:p text:style-name="P11">Двухколоночный layout (основной контент слева, мета-информация справа)</text:p>
        </text:list-item>
        <text:list-item>
          <text:p text:style-name="P11">Фиксированная ширина модального окна: 800px</text:p>
        </text:list-item>
      </text:list>
      <text:h text:style-name="Heading_20_3" text:outline-level="3">TABLET (768px - 1024px)</text:h>
      <text:list xml:id="list4202753135" text:style-name="L12">
        <text:list-item>
          <text:p text:style-name="P12">Одноколоночный layout</text:p>
        </text:list-item>
        <text:list-item>
          <text:p text:style-name="P12">Мета-информация переносится под основное содержание</text:p>
        </text:list-item>
        <text:list-item>
          <text:p text:style-name="P12">Ширина модального окна: 90% от ширины экрана</text:p>
        </text:list-item>
      </text:list>
      <text:h text:style-name="Heading_20_3" text:outline-level="3"><text:soft-page-break/>MOBILE (320px - 768px)</text:h>
      <text:list xml:id="list2675554195" text:style-name="L13">
        <text:list-item>
          <text:p text:style-name="P13">Полноэкранный режим модального окна</text:p>
        </text:list-item>
        <text:list-item>
          <text:p text:style-name="P13">Вертикальная прокрутка содержимого</text:p>
        </text:list-item>
        <text:list-item>
          <text:p text:style-name="P13">Упрощенные элементы управления</text:p>
        </text:list-item>
      </text:list>
      <text:p text:style-name="Horizontal_20_Line"/>
      <text:h text:style-name="Heading_20_2" text:outline-level="2">ТЕМНАЯ ТЕМА</text:h>
      <text:h text:style-name="Heading_20_3" text:outline-level="3">ОСОБЕННОСТИ</text:h>
      <text:list xml:id="list4290231795" text:style-name="L14">
        <text:list-item>
          <text:p text:style-name="P14">Фон модального окна: #1F2937</text:p>
        </text:list-item>
        <text:list-item>
          <text:p text:style-name="P14">Цвета статусов и приоритетов адаптированы для темной темы</text:p>
        </text:list-item>
        <text:list-item>
          <text:p text:style-name="P14">Границы между секциями: #374151</text:p>
        </text:list-item>
      </text:list>
      <text:p text:style-name="Horizontal_20_Line"/>
      <text:h text:style-name="Heading_20_2" text:outline-level="2">ДОПОЛНИТЕЛЬНЫЕ ЭЛЕМЕНТЫ</text:h>
      <text:h text:style-name="Heading_20_3" text:outline-level="3">ИСТОРИЯ ИЗМЕНЕНИЙ</text:h>
      <text:list xml:id="list942929149" text:style-name="L15">
        <text:list-item>
          <text:p text:style-name="P15">Опциональная вкладка "История" с логом всех изменений задачи</text:p>
        </text:list-item>
        <text:list-item>
          <text:p text:style-name="P15">Кто, когда и что изменил в задаче</text:p>
        </text:list-item>
      </text:list>
      <text:h text:style-name="Heading_20_3" text:outline-level="3">ЧЕК-ЛИСТ</text:h>
      <text:list xml:id="list249026258" text:style-name="L16">
        <text:list-item>
          <text:p text:style-name="P16">Дополнительная секция для создания чек-листа внутри задачи</text:p>
        </text:list-item>
        <text:list-item>
          <text:p text:style-name="P16">Возможность добавлять, отмечать и удалять пункты</text:p>
        </text:list-item>
      </text:list>
      <text:h text:style-name="Heading_20_3" text:outline-level="3">СВЯЗАННЫЕ ЗАДАЧИ</text:h>
      <text:list xml:id="list3248875778" text:style-name="L17">
        <text:list-item>
          <text:p text:style-name="P17">Поле для связывания с другими задачами проекта</text:p>
        </text:list-item>
        <text:list-item>
          <text:p text:style-name="P17">Отображение связанных задач в виде списка</text:p>
        </text:list-item>
      </text:list>
      <text:h text:style-name="Heading_20_3" text:outline-level="3">КЛАВИАТУРНЫЕ СОКРАЩЕНИЯ</text:h>
      <text:list xml:id="list870079173" text:style-name="L18">
        <text:list-item>
          <text:p text:style-name="P18">Ctrl+Enter / Cmd+Enter: Сохранить и закрыть</text:p>
        </text:list-item>
        <text:list-item>
          <text:p text:style-name="P18">Esc: Закрыть без сохранения</text:p>
        </text:list-item>
        <text:list-item>
          <text:p text:style-name="P18">Ctrl+S / Cmd+S: Сохранить изменения</text:p>
        </text:list-item>
      </text:list>
      <text:p text:style-name="Text_20_body">Этот чертеж полностью определяет структуру и функциональность модального окна задачи. Следующим шагом будет создание макетов в Figma на основе этого технического зад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54:21.702417944</meta:creation-date>
    <dc:date>2025-09-06T09:54:54.948765787</dc:date>
    <meta:editing-duration>PT34S</meta:editing-duration>
    <meta:editing-cycles>1</meta:editing-cycles>
    <meta:document-statistic meta:table-count="0" meta:image-count="0" meta:object-count="0" meta:page-count="4" meta:paragraph-count="107" meta:word-count="616" meta:character-count="4361" meta:non-whitespace-character-count="3931"/>
    <meta:generator>LibreOffice/6.0.7.3$Linux_x86 LibreOffice_project/00m0$Build-3</meta:generator>
  </office:meta>
</office:document-meta>
</file>